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 style:list-style-name="WWNum2">
      <style:paragraph-properties fo:margin-left="1in" fo:margin-right="0in" fo:text-indent="-0.25in" style:auto-text-indent="false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Todo list django app</text:span></text:p>
      <text:p text:style-name="P2"/>
      <text:p text:style-name="Standard">This assessment-2 exam evaluates your understanding and practical skills in using Ansible to deploy a <text:a xlink:type="simple" xlink:href="https://github.com/chandradeoarya/todo-list" text:style-name="ListLabel_20_55" text:visited-style-name="ListLabel_20_55"><text:span text:style-name="T2">Todo-List Django application</text:span></text:a> (<text:span text:style-name="T3">Note: this is a different repo from the one we used previously)</text:span> with Postgres as the database. The exam also assesses your ability to deploy the application to two ansible target (managed) nodes using Ansible.</text:p>
      <text:p text:style-name="Standard"/>
      <text:p text:style-name="Standard"><text:span text:style-name="T4">Objectives</text:span></text:p>
      <text:p text:style-name="Standard">The objectives of this exam are as follows:</text:p>
      <text:p text:style-name="Standard"/>
      <text:list xml:id="list3707178180" text:style-name="WWNum4">
        <text:list-item>
          <text:p text:style-name="P4">Create ansible infra using terraform</text:p>
        </text:list-item>
        <text:list-item>
          <text:p text:style-name="P4">Deploy a Todo-List Django application using Ansible.</text:p>
        </text:list-item>
        <text:list-item>
          <text:p text:style-name="P4">Configure Postgres as the database for the Django application.</text:p>
        </text:list-item>
        <text:list-item>
          <text:p text:style-name="P4">Deploy the application to two target nodes using Ansible.</text:p>
        </text:list-item>
      </text:list>
      <text:p text:style-name="P1"/>
      <text:p text:style-name="Standard"><text:span text:style-name="T1">Exam Outline</text:span></text:p>
      <text:p text:style-name="Standard"/>
      <text:p text:style-name="Standard">This section evaluates your hands-on skills in deploying the Todo-List Django application using Ansible and configuring Postgres as the database.</text:p>
      <text:p text:style-name="Standard"/>
      <text:p text:style-name="P10"><text:span text:style-name="T3"><text:s text:c="7"/>0. <text:s text:c="2"/>Terraform Configuration (10%)</text:span></text:p>
      <text:p text:style-name="Standard"/>
      <text:list xml:id="list397299969" text:style-name="WWNum2">
        <text:list-item>
          <text:list>
            <text:list-item>
              <text:p text:style-name="P11">Write terraform configuration to create one master and two target nodes. Open master for port 22 and necessary ports in target nodes.</text:p>
            </text:list-item>
          </text:list>
        </text:list-item>
      </text:list>
      <text:p text:style-name="Standard"/>
      <text:list xml:id="list3715744235" text:style-name="WWNum5">
        <text:list-item>
          <text:p text:style-name="P5"><text:span text:style-name="T3">Ansible Configuration (30%)</text:span></text:p>
        </text:list-item>
      </text:list>
      <text:p text:style-name="Standard"/>
      <text:list xml:id="list3568842177" text:style-name="WWNum3">
        <text:list-item>
          <text:list>
            <text:list-item>
              <text:p text:style-name="P12">Write an Ansible playbook to install and configure the necessary dependencies for the Todo-List Django application in both the target nodes.</text:p>
            </text:list-item>
            <text:list-item>
              <text:p text:style-name="P12">Write the inventory file</text:p>
            </text:list-item>
            <text:list-item>
              <text:p text:style-name="P12">Configure the Django application settings file to connect to the Postgres database.</text:p>
            </text:list-item>
            <text:list-item>
              <text:p text:style-name="P12"><text:soft-page-break/>Include appropriate error handling and validation.</text:p>
            </text:list-item>
          </text:list>
        </text:list-item>
      </text:list>
      <text:p text:style-name="P14"/>
      <text:list xml:id="list191113958924246" text:continue-numbering="true" text:style-name="WWNum3">
        <text:list-item>
          <text:p text:style-name="P6"><text:span text:style-name="T3">Postgres Configuration (10%)</text:span></text:p>
        </text:list-item>
      </text:list>
      <text:p text:style-name="Standard"/>
      <text:list xml:id="list191113877288924" text:continue-list="list397299969" text:style-name="WWNum2">
        <text:list-item>
          <text:list>
            <text:list-item>
              <text:p text:style-name="P11">Write the env file </text:p>
            </text:list-item>
            <text:list-item>
              <text:p text:style-name="P11">Ansible tasks to install and configure Postgres on RDS.</text:p>
            </text:list-item>
            <text:list-item>
              <text:p text:style-name="P11">Create a database and user for the Django application. (you can use the one provided by us)</text:p>
            </text:list-item>
            <text:list-item>
              <text:p text:style-name="P11">Set up necessary permissions and security measures in RDS.</text:p>
            </text:list-item>
          </text:list>
        </text:list-item>
      </text:list>
      <text:p text:style-name="P10"/>
      <text:list xml:id="list191113965084214" text:continue-numbering="true" text:style-name="WWNum2">
        <text:list-item>
          <text:p text:style-name="P7"><text:span text:style-name="T3">Deployment to Target Nodes (30%)</text:span></text:p>
        </text:list-item>
      </text:list>
      <text:p text:style-name="Standard"/>
      <text:list xml:id="list3719006218" text:style-name="WWNum1">
        <text:list-item>
          <text:list>
            <text:list-item>
              <text:p text:style-name="P13">Setup gunicorn service in both nodes.</text:p>
            </text:list-item>
            <text:list-item>
              <text:p text:style-name="P13">Configure Ansible to deploy the Todo-List Django application to two target nodes.</text:p>
            </text:list-item>
            <text:list-item>
              <text:p text:style-name="P13">Ensure proper load balancing and redundancy.</text:p>
            </text:list-item>
            <text:list-item>
              <text:p text:style-name="P13">Verify the successful deployment of the application on the target nodes.</text:p>
            </text:list-item>
          </text:list>
        </text:list-item>
        <text:list-item>
          <text:p text:style-name="P8"><text:span text:style-name="T3">Using nginx port forwards (10%)</text:span></text:p>
          <text:list>
            <text:list-item>
              <text:p text:style-name="P13">Setup nginx port forwarding to access the service on port 80 using ansible</text:p>
            </text:list-item>
          </text:list>
        </text:list-item>
        <text:list-item>
          <text:p text:style-name="P8"><text:span text:style-name="T3">Presentation (10%)</text:span></text:p>
        </text:list-item>
      </text:list>
      <text:p text:style-name="P3"/>
      <text:p text:style-name="Standard"><text:span text:style-name="T4">Deliverable </text:span></text:p>
      <text:list xml:id="list4272912304" text:style-name="WWNum6">
        <text:list-item>
          <text:p text:style-name="P9">An architecture diagram of your system</text:p>
        </text:list-item>
        <text:list-item>
          <text:p text:style-name="P9">All the commands used in the terminal for successful deployment of the application.</text:p>
        </text:list-item>
        <text:list-item>
          <text:p text:style-name="P9">All the playbooks</text:p>
        </text:list-item>
        <text:list-item>
          <text:p text:style-name="P9">Masked Env file</text:p>
        </text:list-item>
        <text:list-item>
          <text:p text:style-name="P9">Gunicorn Service file or whichever approach you used for deployment </text:p>
        </text:list-item>
        <text:list-item>
          <text:p text:style-name="P9">Nginx configuration file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7" meta:word-count="360" meta:character-count="2231" meta:non-whitespace-character-count="1925"/>
    <meta:generator>LibreOfficeDev/6.0.5.2$Linux_X86_64 LibreOffice_project/</meta:generator>
  </office:meta>
</office:document-meta>
</file>